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673" officeooo:paragraph-rsid="000bf6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for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09:37:40.149627908</meta:creation-date>
    <dc:date>2022-10-17T09:37:57.425524308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7.3.6.2$Linux_X86_64 LibreOffice_project/30$Build-2</meta:generator>
  </office:meta>
</office:document-meta>
</file>